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10b6" officeooo:paragraph-rsid="001910b6"/>
    </style:style>
    <style:style style:name="P2" style:family="paragraph" style:parent-style-name="Standard">
      <style:text-properties officeooo:rsid="001910b6" officeooo:paragraph-rsid="001910b6"/>
    </style:style>
    <style:style style:name="P3" style:family="paragraph" style:parent-style-name="Subtitle">
      <style:text-properties officeooo:paragraph-rsid="001910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ria de proyecto </text:p>
      <text:p text:style-name="P3">Mineria de datos y Big Data</text:p>
      <text:h text:style-name="Heading_20_1" text:outline-level="1">Introducción.</text:h>
      <text:h text:style-name="Heading_20_1" text:outline-level="1">Objetivos (hipótesis,restricciones,alcance).</text:h>
      <text:list xml:id="list3815320238" text:style-name="L1">
        <text:list-header>
          <text:p text:style-name="P1">En nuestro proyecto analizaremos el clima de diferentes paises para descubrir similitudes entre ellos.</text:p>
        </text:list-header>
      </text:list>
      <text:p text:style-name="P2"/>
      <text:h text:style-name="Heading_20_1" text:outline-level="1">Metodología (Planificación) (Diagrama Gant).</text:h>
      <text:h text:style-name="Heading_20_1" text:outline-level="1">Implementación.</text:h>
      <text:h text:style-name="Heading_20_1" text:outline-level="1">Resultados y evaluación.</text:h>
      <text:h text:style-name="Heading_20_1" text:outline-level="1">Conclusiones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4:10:55.782198024</meta:creation-date>
    <dc:date>2019-03-18T14:31:25.234060127</dc:date>
    <meta:editing-duration>PT10M23S</meta:editing-duration>
    <meta:editing-cycles>2</meta:editing-cycles>
    <meta:generator>LibreOffice/6.2.1.2$Linux_X86_64 LibreOffice_project/20$Build-2</meta:generator>
    <meta:document-statistic meta:table-count="0" meta:image-count="0" meta:object-count="0" meta:page-count="1" meta:paragraph-count="9" meta:word-count="35" meta:character-count="302" meta:non-whitespace-character-count="275"/>
  </office:meta>
</office:document-meta>
</file>